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15" style:family="paragraph" style:parent-style-name="Standard" style:list-style-name="L1">
      <style:paragraph-properties fo:text-align="justify" style:justify-single-word="false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3">
      <style:paragraph-properties fo:text-align="justify" style:justify-single-word="false"/>
    </style:style>
    <style:style style:name="P18" style:family="paragraph" style:parent-style-name="Standard" style:list-style-name="L4">
      <style:paragraph-properties fo:text-align="justify" style:justify-single-word="false"/>
    </style:style>
    <style:style style:name="P19" style:family="paragraph" style:parent-style-name="Standard" style:list-style-name="L5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/>
    </style:style>
    <style:style style:name="T3" style:family="text">
      <style:text-properties style:text-position="super 58%" style:font-name="Courier New"/>
    </style:style>
    <style:style style:name="T4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823 – Laboratório de Redes – Segundo semestre – 2009</text:p>
      <text:p text:style-name="P2">Professor Nelson Fonseca</text:p>
      <text:p text:style-name="P2">Atividade 2.2</text:p>
      <text:p text:style-name="P3"/>
      <text:p text:style-name="P5">Rafael Fonseca dos Santos<text:tab/>RA: 072146</text:p>
      <text:p text:style-name="P6"><text:span text:style-name="T1">Gustavo Serra Scalet <text:tab/><text:tab/>RA: </text:span>061358</text:p>
      <text:p text:style-name="P3"/>
      <text:p text:style-name="P3"/>
      <text:p text:style-name="P3">Questões:</text:p>
      <text:p text:style-name="P3"/>
      <text:p text:style-name="P8">4) No trecho de código abaixo, que muito provavelmente estará presente nos códigos que você implementou, porque o servidor continua escutando e os clientes continuam com suas conexões estabelecidas mesmo após as chamadas dos Close?</text:p>
      <text:p text:style-name="P8">for (;;) {</text:p>
      <text:p text:style-name="P8"><text:tab/>connfd = Accept (listenfd,...);</text:p>
      <text:p text:style-name="P8"/>
      <text:p text:style-name="P8"><text:tab/>if ( (pid=Fork()) == 0) {</text:p>
      <text:p text:style-name="P8"><text:tab/><text:tab/>Close(listenfd);</text:p>
      <text:p text:style-name="P8"><text:tab/><text:tab/>doit(connfd); // Faz alguma operação no socket</text:p>
      <text:p text:style-name="P8"><text:tab/><text:tab/>Close(connfd);</text:p>
      <text:p text:style-name="P8"><text:tab/><text:tab/>exit(0);</text:p>
      <text:p text:style-name="P8"><text:tab/>}</text:p>
      <text:p text:style-name="P8"><text:tab/>Close(connfd);</text:p>
      <text:p text:style-name="P8">}</text:p>
      <text:p text:style-name="P8"/>
      <text:p text:style-name="P12">O servidor continua escutando pois ele sempre voltará no <text:span text:style-name="T2">Accept</text:span>, aguardando uma nova conexão. Os clientes continuam com as conexões estabelecidas após as chamadas do <text:span text:style-name="T2">Close</text:span> pois apenas quando o cliente fechar que, para ele, a conexão irá cair, ainda assim depois que o cliente chamar <text:span text:style-name="T2">Close</text:span> ele ainda ficará em <text:span text:style-name="T2">TIME_WAIT</text:span> para ter certeza que o servidor também encerrou conexão</text:p>
      <text:p text:style-name="P8"/>
      <text:p text:style-name="P8"/>
      <text:p text:style-name="P8">5) Comprove, utilizando ferramentas do sistema operacional, que os processos criados para manipular cada conexão individual do servidor aos clientes são filhos do processo original que foi executado.</text:p>
      <text:p text:style-name="P8"/>
      <text:p text:style-name="P12">Utilizei <text:span text:style-name="T2">ps --forest</text:span> para enxergar as threads e obtive esse resultado com o servidor rodando localmente e duas conexões de clientes ativas:</text:p>
      <text:p text:style-name="P10">USER <text:s text:c="6"/>PID VSZ <text:s text:c="2"/>RSS TTY <text:s text:c="5"/>STAT START <text:s text:c="2"/>TIME COMMAND</text:p>
      <text:p text:style-name="P10">gut <text:s text:c="6"/>6648 <text:s/>7804 <text:s/>4272 pts/4 <text:s text:c="3"/>Rs <text:s text:c="2"/>18:44 <text:s text:c="2"/>0:00 /bin/bash</text:p>
      <text:p text:style-name="P10">gut <text:s text:c="6"/>6771 <text:s/>1540 <text:s text:c="2"/>392 pts/4 <text:s text:c="3"/>T <text:s text:c="3"/>18:46 <text:s text:c="2"/>0:00 <text:s/>\_ ./cliente 127.0.0.1 2000</text:p>
      <text:p text:style-name="P10">gut <text:s text:c="6"/>6775 <text:s/>1540 <text:s text:c="2"/>392 pts/4 <text:s text:c="3"/>T <text:s text:c="3"/>18:46 <text:s text:c="2"/>0:00 <text:s/>\_ ./cliente 127.0.0.1 2000</text:p>
      <text:p text:style-name="P10">gut <text:s text:c="6"/>6787 <text:s/>4208 <text:s text:c="2"/>848 pts/4 <text:s text:c="3"/>R+ <text:s text:c="2"/>18:47 <text:s text:c="2"/>0:00 <text:s/>\_ ps --forest u</text:p>
      <text:p text:style-name="P10">gut <text:s text:c="6"/>5029 <text:s/>7804 <text:s/>4296 pts/3 <text:s text:c="3"/>Ss <text:s text:c="2"/>18:27 <text:s text:c="2"/>0:00 /bin/bash</text:p>
      <text:p text:style-name="P10">gut <text:s text:c="6"/>6647 <text:s/>1668 <text:s text:c="2"/>528 pts/3 <text:s text:c="3"/>S+ <text:s text:c="2"/>18:44 <text:s text:c="2"/>0:00 <text:s/>\_ ./servidor 2000</text:p>
      <text:p text:style-name="P10">gut <text:s text:c="6"/>6772 <text:s/>1672 <text:s text:c="2"/>288 pts/3 <text:s text:c="3"/>S+ <text:s text:c="2"/>18:46 <text:s text:c="2"/>0:00 <text:s text:c="5"/>\_ ./servidor 2000</text:p>
      <text:p text:style-name="P10">gut <text:s text:c="6"/>6776 <text:s/>1672 <text:s text:c="2"/>288 pts/3 <text:s text:c="3"/>S+ <text:s text:c="2"/>18:46 <text:s text:c="2"/>0:00 <text:s text:c="5"/>\_ ./servidor 2000</text:p>
      <text:p text:style-name="P12"/>
      <text:p text:style-name="P12"><text:soft-page-break/>Como e possível notar, os processos <text:span text:style-name="T2">6772</text:span> e <text:span text:style-name="T2">6776</text:span>, que são filhos do <text:span text:style-name="T2">6647</text:span>, são referentes as duas conexões do cliente (<text:span text:style-name="T2">PID</text:span> <text:span text:style-name="T2">6771</text:span> e <text:span text:style-name="T2">6775</text:span>). Ao fechar uma das conexões do cliente:</text:p>
      <text:p text:style-name="P10">USER <text:s text:c="6"/>PID <text:s text:c="2"/>VSZ <text:s text:c="2"/>RSS TTY <text:s text:c="5"/>STAT START <text:s text:c="2"/>TIME COMMAND</text:p>
      <text:p text:style-name="P10">gut <text:s text:c="6"/>6648 <text:s/>7804 <text:s/>4284 pts/4 <text:s text:c="3"/>Rs <text:s text:c="2"/>18:44 <text:s text:c="2"/>0:00 /bin/bash</text:p>
      <text:p text:style-name="P10">gut <text:s text:c="6"/>6771 <text:s/>1540 <text:s text:c="2"/>392 pts/4 <text:s text:c="3"/>T <text:s text:c="3"/>18:46 <text:s text:c="2"/>0:00 <text:s/>\_ ./cliente 127.0.0.1 2000</text:p>
      <text:p text:style-name="P10">gut <text:s text:c="6"/>8483 <text:s/>4208 <text:s text:c="2"/>852 pts/4 <text:s text:c="3"/>R+ <text:s text:c="2"/>18:55 <text:s text:c="2"/>0:00 <text:s/>\_ ps --forest u</text:p>
      <text:p text:style-name="P10">gut <text:s text:c="6"/>5029 <text:s/>7804 <text:s/>4296 pts/3 <text:s text:c="3"/>Ss <text:s text:c="2"/>18:27 <text:s text:c="2"/>0:00 /bin/bash</text:p>
      <text:p text:style-name="P10">gut <text:s text:c="6"/>6647 <text:s/>1668 <text:s text:c="2"/>528 pts/3 <text:s text:c="3"/>S+ <text:s text:c="2"/>18:44 <text:s text:c="2"/>0:00 <text:s/>\_ ./servidor 2000</text:p>
      <text:p text:style-name="P10">gut <text:s text:c="6"/>6772 <text:s/>1672 <text:s text:c="2"/>288 pts/3 <text:s text:c="3"/>S+ <text:s text:c="2"/>18:46 <text:s text:c="2"/>0:00 <text:s text:c="5"/>\_ ./servidor 2000</text:p>
      <text:p text:style-name="P10">gut <text:s text:c="6"/>6776 <text:s/>0 <text:s text:c="4"/>0 pts/3 <text:s text:c="3"/>Z+ <text:s text:c="2"/>18:46 <text:s text:c="2"/>0:00 <text:s text:c="5"/>\_ [servidor] &lt;defunct&gt;</text:p>
      <text:p text:style-name="P12"/>
      <text:p text:style-name="P12">Com isso eu comprovo que o sistema de thread esta funcionando.</text:p>
      <text:p text:style-name="P12"/>
      <text:p text:style-name="P8"/>
      <text:p text:style-name="P8">6) Utilizando ferramentas do sistema operacional, qual dos lados da conexão fica no estado TIME_WAIT após o encerramento da conexão? Isso condiz com a implementação que foi realizada? Justifique.</text:p>
      <text:p text:style-name="P8"/>
      <text:p text:style-name="P12">No cliente. Sim, isso condiz pois é o cliente que fez <text:span text:style-name="T2">Close</text:span> primeiro, então para ter certeza que o servidor recebeu o <text:span text:style-name="T2">ACK</text:span> de desconexão o cliente fica com socket em <text:span text:style-name="T2">TIME_WAIT</text:span>. Segundo a <text:span text:style-name="T2">RFC 793</text:span><text:span text:style-name="T3">1</text:span> um socket pode ficar em <text:span text:style-name="T2">TIME_WAIT</text:span> por até 4 minutos.</text:p>
      <text:p text:style-name="P7"/>
      <text:p text:style-name="P7"/>
      <text:p text:style-name="Standard">Detalhes a implementação:</text:p>
      <text:p text:style-name="P7"/>
      <text:p text:style-name="P7">Temos 6 arquivos no diretório <text:span text:style-name="T2">src/</text:span>:</text:p>
      <text:p text:style-name="P7"><text:span text:style-name="T2">cliente.c</text:span> : o código do cliente.</text:p>
      <text:p text:style-name="P7"><text:span text:style-name="T2">servidor.c</text:span> : o código do servidor.</text:p>
      <text:p text:style-name="P7"><text:span text:style-name="T2">util.c</text:span> : funções comuns ao cliente e servidor que não dizem respeito a socket.</text:p>
      <text:p text:style-name="P7"><text:span text:style-name="T2">util.h</text:span> : o cabeçalho dessas funções.</text:p>
      <text:p text:style-name="P7"><text:span text:style-name="T2">wrapper.c</text:span> : as funções “envelopadoras” exclusivas de socket, que tratam os erros de conexões.</text:p>
      <text:p text:style-name="P7"><text:span text:style-name="T2">wrapper.h</text:span> : o cabeçalho das funções “envelopadoras”.</text:p>
      <text:p text:style-name="P7"/>
      <text:p text:style-name="P7">O padrão adotado para as funções “envelopadoras” foi o sugerido: utilizar o mesmo nome do método porém com a primeira letra maiúscula.</text:p>
      <text:p text:style-name="P7"/>
      <text:p text:style-name="P7">A linguagem do código e suas funções estão em inglês e os comentários e saídas em português.</text:p>
      <text:p text:style-name="P7"/>
      <text:p text:style-name="P7"/>
      <text:p text:style-name="P3">Testes:</text:p>
      <text:p text:style-name="P7"/>
      <text:p text:style-name="P7">Para me certificar que o <text:span text:style-name="T2">TIME_WAIT</text:span> é no cliente, eu rodei o servidor localmente na porta <text:span text:style-name="T2">1025</text:span>:</text:p>
      <text:p text:style-name="P9">$&gt; ./bin/servidor 1025</text:p>
      <text:p text:style-name="P9"/>
      <text:p text:style-name="P13">Conferi o listen da porta com netstat:</text:p>
      <text:p text:style-name="P11">$ netstat -l | head -n 2; netstat -l | grep 1025</text:p>
      <text:p text:style-name="P11">Active Internet connections (only servers)</text:p>
      <text:p text:style-name="P11">Proto Recv-Q Send-Q Local Address <text:s text:c="10"/>Foreign Address <text:s text:c="8"/>State</text:p>
      <text:p text:style-name="P11">tcp <text:s text:c="7"/>0 <text:s text:c="5"/>0 *:1025 <text:s text:c="17"/>*:* <text:s text:c="20"/>LISTEN</text:p>
      <text:p text:style-name="P7"/>
      <text:p text:style-name="P7"><text:soft-page-break/>Após essa configuração, fiz o teste com um cliente remoto, a máquina <text:span text:style-name="T2">las-gw.ic.unicamp</text:span>. Executei as operações na seguinte ordem:</text:p>
      <text:list xml:id="list1883549874" text:style-name="L1">
        <text:list-item>
          <text:p text:style-name="P15">conectei remotamente.</text:p>
        </text:list-item>
        <text:list-item>
          <text:p text:style-name="P15">verifiquei o estado com netstat -t na máquina local (servidora).</text:p>
        </text:list-item>
        <text:list-item>
          <text:p text:style-name="P15">finalizo conexão remota.</text:p>
        </text:list-item>
        <text:list-item>
          <text:p text:style-name="P15">verifico que, na máquina remota, há o <text:span text:style-name="T2">TIME_WAIT</text:span> dessa conexão.</text:p>
        </text:list-item>
        <text:list-item>
          <text:p text:style-name="P15">verifico localmente que não há nenhum socket, atestado a finalização correta da conexão.</text:p>
        </text:list-item>
      </text:list>
      <text:p text:style-name="P7"/>
      <text:p text:style-name="P7">As saídas do netstat foram:</text:p>
      <text:list xml:id="list510224105" text:style-name="L2">
        <text:list-item>
          <text:p text:style-name="P16">Em 2:</text:p>
        </text:list-item>
      </text:list>
      <text:p text:style-name="P11">$ netstat -t | head -n 2; netstat -t | grep 1025</text:p>
      <text:p text:style-name="P11">Active Internet connections (w/o servers)</text:p>
      <text:p text:style-name="P11">Proto Recv-Q Send-Q Local Address <text:s text:c="10"/>Foreign Address <text:s text:c="8"/>State</text:p>
      <text:p text:style-name="P11">tcp <text:s text:c="7"/>0 <text:s text:c="5"/>0 bunda:1025 <text:s text:c="13"/>las-gw.ic.unicamp:43275 ESTABLISHED</text:p>
      <text:p text:style-name="P11"/>
      <text:list xml:id="list1678760688" text:style-name="L3">
        <text:list-item>
          <text:p text:style-name="P17">Em 4:</text:p>
        </text:list-item>
      </text:list>
      <text:p text:style-name="P11">$ netstat -t | head -n 2; netstat -t | grep 1025</text:p>
      <text:p text:style-name="P11">Active Internet connections (w/o servers)</text:p>
      <text:p text:style-name="P11">Proto Recv-Q Send-Q Local Address <text:s text:c="10"/>Foreign Address <text:s text:c="8"/>State</text:p>
      <text:p text:style-name="P11">tcp <text:s text:c="7"/>0 <text:s text:c="5"/>0 las-gw.ic.unicamp:43275 c952400e.virtua.co:1025 TIME_WAIT</text:p>
      <text:p text:style-name="P7"/>
      <text:list xml:id="list1935258263" text:style-name="L4">
        <text:list-item>
          <text:p text:style-name="P18">Em 5:</text:p>
        </text:list-item>
      </text:list>
      <text:p text:style-name="P11">$ netstat -t | head -n 2; netstat -t | grep 1025</text:p>
      <text:p text:style-name="P11">Active Internet connections (w/o servers)</text:p>
      <text:p text:style-name="P11">Proto Recv-Q Send-Q Local Address <text:s text:c="10"/>Foreign Address <text:s text:c="8"/>State</text:p>
      <text:p text:style-name="P11"/>
      <text:p text:style-name="P11"># não há nenhum socket, ele foi finalizado com sucesso.</text:p>
      <text:p text:style-name="P7"/>
      <text:p text:style-name="P7"/>
      <text:p text:style-name="P4">Referências Bibliográficas:</text:p>
      <text:p text:style-name="P14">[1] <text:a xlink:type="simple" xlink:href="http://tools.ietf.org/html/rfc793">http://tools.ietf.org/html/rfc793</text:a></text:p>
      <text:p text:style-name="P7"/>
      <text:p text:style-name="P4">Bibliografia:</text:p>
      <text:list xml:id="list451425533" text:style-name="L5">
        <text:list-item>
          <text:p text:style-name="P19"><text:a xlink:type="simple" xlink:href="http://en.wikipedia.org/wiki/Transmission_Control_Protocol#Protocol_operation">http://en.wikipedia.org/wiki/Transmission_Control_Protocol#Protocol_operation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afael Santos</meta:initial-creator>
    <meta:creation-date>2009-06-01T21:27:36</meta:creation-date>
    <dc:date>2009-10-05T21:04:11</dc:date>
    <meta:editing-cycles>41</meta:editing-cycles>
    <meta:editing-duration>PT06H23M24S</meta:editing-duration>
    <meta:document-statistic meta:table-count="0" meta:image-count="0" meta:object-count="0" meta:page-count="3" meta:paragraph-count="85" meta:word-count="843" meta:character-count="5486"/>
    <meta:user-defined meta:name="Info 1"/>
    <meta:user-defined meta:name="Info 2"/>
    <meta:user-defined meta:name="Info 3"/>
    <meta:user-defined meta:name="Info 4"/>
  </office:meta>
</office:document-meta>
</file>